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6.87mm"/>
    </style:style>
    <style:style style:name="co2" style:family="table-column">
      <style:table-column-properties fo:break-before="auto" style:column-width="232.8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style:use-window-font-color="true"/>
    </style:style>
    <style:style style:name="ce3" style:family="table-cell" style:parent-style-name="Default">
      <style:text-properties fo:color="#ff8000"/>
    </style:style>
  </office:automatic-styles>
  <office:body>
    <office:spreadsheet>
      <table:calculation-settings table:automatic-find-labels="false" table:use-regular-expressions="false" table:use-wildcards="true"/>
      <table:table table:name="space"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MTD_CMDLINE_PARTS</text:p>
          </table:table-cell>
          <table:table-cell office:value-type="string" calcext:value-type="string">
            <text:p>Allow generic configuration of the MTD partition tables via the kernel command line. Multiple flash resources are supported for hardware where different kinds of flash memory are available. <text:s/>You will still need the parsing functions to be called by the driver for your particular device. It won't happen automatically. The SA1100 map driver (CONFIG_MTD_SA1100) has an option for this, for example. <text:s/>The format for the command line is as follows: <text:s/>mtdparts=&lt;mtddef&gt;[.&lt;mtddef] &lt;mtddef&gt; <text:s/>:= &lt;mtd-id&gt;:&lt;partdef&gt;[,&lt;partdef&gt;] &lt;partdef&gt; := &lt;size&gt;[@offset][&lt;name&gt;][ro] &lt;mtd-id&gt; <text:s/>:= unique id used in mapping driver/device &lt;size&gt; <text:s text:c="3"/>:= standard linux memsize OR - to denote all remaining space &lt;name&gt; <text:s text:c="3"/>:= (NAME) <text:s/>Due to the way Linux handles the command line, no spaces are allowed in the partition definition, including mtd id's and partition names. <text:s/>Examples: <text:s/>1 flash resource (mtd-id sa1100), with 1 single writable partition: mtdparts=sa1100:- <text:s/>Same flash, but 2 named partitions, the first one being read-only: mtdparts=sa1100:256k(ARMboot)ro,-(root) <text:s/>If unsure, say 'N'.</text:p>
          </table:table-cell>
          <table:table-cell table:number-columns-repeated="1022"/>
        </table:table-row>
        <table:table-row table:style-name="ro1">
          <table:table-cell office:value-type="string" calcext:value-type="string">
            <text:p>MTD_PHYSMAP_LEN</text:p>
          </table:table-cell>
          <table:table-cell office:value-type="string" calcext:value-type="string">
            <text:p>This is the total length of the mapping of the flash chips on your particular board. If there is space, or aliases, in the physical memory map between the chips, this could be larger than the total amount of flash present. Refer to the memory map which should hopefully be in the documentation for your board.</text:p>
          </table:table-cell>
          <table:table-cell table:number-columns-repeated="1022"/>
        </table:table-row>
        <table:table-row table:style-name="ro1">
          <table:table-cell office:value-type="string" calcext:value-type="string">
            <text:p>MTD_PMC551</text:p>
          </table:table-cell>
          <table:table-cell office:value-type="string" calcext:value-type="string">
            <text:p>This provides a MTD device driver for the Ramix PMC551 RAM PCI card from Ramix Inc. &lt;http://www.ramix.com/products/memory/pmc551.html&gt;. These devices come in memory configurations from 32M - 1G. <text:s/>If you have one, you probably want to enable this. <text:s/>If this driver is compiled as a module you get the ability to select the size of the aperture window pointing into the devices memory. What this means is that if you have a 1G card, normally the kernel will use a 1G memory map as its view of the device. <text:s/>As a module, you can select a 1M window into the memory and the driver will slide the window around the PMC551's memory. <text:s/>This was particularly useful on the 2.2 kernels on PPC architectures as there was limited kernel space to deal with.</text:p>
          </table:table-cell>
          <table:table-cell table:number-columns-repeated="1022"/>
        </table:table-row>
        <table:table-row table:style-name="ro1">
          <table:table-cell office:value-type="string" calcext:value-type="string">
            <text:p>MTD_NAND_DISKONCHIP_BBTWRITE</text:p>
          </table:table-cell>
          <table:table-cell office:value-type="string" calcext:value-type="string">
            <text:p>On DiskOnChip devices shipped with the INFTL filesystem (Millennium and 2000 TSOP/Alon), Linux reserves some space at the end of the device for the Bad Block Table (BBT). <text:s/>If you have existing INFTL data on your device (created by non-Linux tools such as M-Systems' DOS drivers), your data might overlap the area Linux wants to use for the BBT. <text:s/>If this is a concern for you, leave this option disabled and Linux will not write BBT data into this area. The downside of leaving this option disabled is that if bad blocks are detected by Linux, they will not be recorded in the BBT, which could cause future problems. Once you enable this option, new filesystems (INFTL or others, created in Linux or other operating systems) will not use the reserved area. The only reason not to enable this option is to prevent damage to preexisting filesystems. Even if you leave this disabled, you can enable BBT writes at module load time (assuming you build diskonchip as a module) with the module parameter inftl_bbt_write=1.</text:p>
          </table:table-cell>
          <table:table-cell table:number-columns-repeated="1022"/>
        </table:table-row>
        <table:table-row table:style-name="ro1">
          <table:table-cell table:style-name="ce2" office:value-type="string" calcext:value-type="string">
            <text:p>PNP_DEBUG_MESSAGES</text:p>
          </table:table-cell>
          <table:table-cell table:style-name="ce2" office:value-type="string" calcext:value-type="string">
            <text:p>Say Y here if you want the PNP layer to be able to produce debugging messages if needed. <text:s/>The messages can be enabled at boot-time with the pnp.debug kernel parameter. <text:s/>This option allows you to save a bit of space if you do not want the messages to even be built into the kernel. <text:s/>If you have any doubts about this, say Y here.</text:p>
          </table:table-cell>
          <table:table-cell table:style-name="ce2" table:number-columns-repeated="1022"/>
        </table:table-row>
        <table:table-row table:style-name="ro1">
          <table:table-cell office:value-type="string" calcext:value-type="string">
            <text:p>SGI_GRU</text:p>
          </table:table-cell>
          <table:table-cell office:value-type="string" calcext:value-type="string">
            <text:p>The GRU is a hardware resource located in the system chipset. The GRU contains memory that can be mmapped into the user address space. This memory is used to communicate with the GRU to perform functions such as load/store, scatter/gather, bcopy, AMOs, etc. <text:s/>The GRU is directly accessed by user instructions using user virtual addresses. GRU instructions (ex., bcopy) use user virtual addresses for operands. <text:s/>If you are not running on a SGI UV system, say N.</text:p>
          </table:table-cell>
          <table:table-cell table:number-columns-repeated="1022"/>
        </table:table-row>
        <table:table-row table:style-name="ro1">
          <table:table-cell table:style-name="ce3" office:value-type="string" calcext:value-type="string">
            <text:p>BLK_DEV_IDECD_VERBOSE_ERRORS</text:p>
          </table:table-cell>
          <table:table-cell table:style-name="ce3" office:value-type="string" calcext:value-type="string">
            <text:p>Turn this on to have the driver print out the meanings of the ATAPI error codes. <text:s/>This will use up additional 8kB of kernel-space memory, though.</text:p>
          </table:table-cell>
          <table:table-cell table:style-name="ce3" table:number-columns-repeated="1022"/>
        </table:table-row>
        <table:table-row table:style-name="ro1">
          <table:table-cell office:value-type="string" calcext:value-type="string">
            <text:p>WIZNET_BUS_DIRECT</text:p>
          </table:table-cell>
          <table:table-cell office:value-type="string" calcext:value-type="string">
            <text:p>In direct address mode host system can directly access all registers after mapping to Memory-Mapped I/O space.</text:p>
          </table:table-cell>
          <table:table-cell table:number-columns-repeated="1022"/>
        </table:table-row>
        <table:table-row table:style-name="ro1">
          <table:table-cell office:value-type="string" calcext:value-type="string">
            <text:p>WIZNET_BUS_INDIRECT</text:p>
          </table:table-cell>
          <table:table-cell office:value-type="string" calcext:value-type="string">
            <text:p>In indirect address mode host system indirectly accesses registers using Indirect Mode Address Register and Indirect Mode Data Register, which are directly mapped to Memory-Mapped I/O space.</text:p>
          </table:table-cell>
          <table:table-cell table:number-columns-repeated="1022"/>
        </table:table-row>
        <table:table-row table:style-name="ro1">
          <table:table-cell office:value-type="string" calcext:value-type="string">
            <text:p>JOYSTICK_MAGELLAN</text:p>
          </table:table-cell>
          <table:table-cell office:value-type="string" calcext:value-type="string">
            <text:p>Say Y here if you have a Magellan or Space Mouse 6DOF controller connected to your computer's serial port. <text:s/>To compile this driver as a module, choose M here: the module will be called magellan.</text:p>
          </table:table-cell>
          <table:table-cell table:number-columns-repeated="1022"/>
        </table:table-row>
        <table:table-row table:style-name="ro1">
          <table:table-cell office:value-type="string" calcext:value-type="string">
            <text:p>JOYSTICK_SPACEORB</text:p>
          </table:table-cell>
          <table:table-cell office:value-type="string" calcext:value-type="string">
            <text:p>Say Y here if you have a SpaceOrb 360 or SpaceBall Avenger 6DOF controller connected to your computer's serial port. <text:s/>To compile this driver as a module, choose M here: the module will be called spaceorb.</text:p>
          </table:table-cell>
          <table:table-cell table:number-columns-repeated="1022"/>
        </table:table-row>
        <table:table-row table:style-name="ro1">
          <table:table-cell office:value-type="string" calcext:value-type="string">
            <text:p>JOYSTICK_SPACEBALL</text:p>
          </table:table-cell>
          <table:table-cell office:value-type="string" calcext:value-type="string">
            <text:p>Say Y here if you have a SpaceTec SpaceBall 2003/3003/4000 FLX controller connected to your computer's serial port. For the SpaceBall 4000 USB model, use the USB HID driver. <text:s/>To compile this driver as a module, choose M here: the module will be called spaceball.</text:p>
          </table:table-cell>
          <table:table-cell table:number-columns-repeated="1022"/>
        </table:table-row>
        <table:table-row table:style-name="ro1">
          <table:table-cell office:value-type="string" calcext:value-type="string">
            <text:p>TTY</text:p>
          </table:table-cell>
          <table:table-cell office:value-type="string" calcext:value-type="string">
            <text:p>Allows you to remove TTY support which can save space, and blocks features that require TTY from inclusion in the kernel. TTY is required for any text terminals or serial port communication. Most users should leave this enabled.</text:p>
          </table:table-cell>
          <table:table-cell table:number-columns-repeated="1022"/>
        </table:table-row>
        <table:table-row table:style-name="ro1">
          <table:table-cell office:value-type="string" calcext:value-type="string">
            <text:p>NVRAM</text:p>
          </table:table-cell>
          <table:table-cell office:value-type="string" calcext:value-type="string">
            <text:p>If you say Y here and create a character special file /dev/nvram with major number 10 and minor number 144 using mknod (man mknod), you get read and write access to the extra bytes of non-volatile memory in the real time clock (RTC), which is contained in every PC and most Ataris. <text:s/>The actual number of bytes varies, depending on the nvram in the system, but is usually 114 (128-14 for the RTC). <text:s/>This memory is conventionally called CMOS RAM on PCs and NVRAM on Ataris. /dev/nvram may be used to view settings there, or to change them (with some utility). It could also be used to frequently save a few bits of very important data that may not be lost over power-off and for which writing to disk is too insecure. Note however that most NVRAM space in a PC belongs to the BIOS and you should NEVER idly tamper with it. See Ralf Brown's interrupt list for a guide to the use of CMOS bytes by your BIOS. <text:s/>On Atari machines, /dev/nvram is always configured and does not need to be selected. <text:s/>To compile this driver as a module, choose M here: the module will be called nvram.</text:p>
          </table:table-cell>
          <table:table-cell table:number-columns-repeated="1022"/>
        </table:table-row>
        <table:table-row table:style-name="ro1">
          <table:table-cell office:value-type="string" calcext:value-type="string">
            <text:p>CARDMAN_4040</text:p>
          </table:table-cell>
          <table:table-cell office:value-type="string" calcext:value-type="string">
            <text:p>Enable support for the Omnikey CardMan 4040 PCMCIA Smartcard reader. <text:s/>This card is basically a USB CCID device connected to a FIFO in I/O space. <text:s/>To use the kernel driver, you will need either the PC/SC ifdhandler provided from the Omnikey homepage (http://www.omnikey.com/), or a current development version of OpenCT (http://www.opensc-project.org/opensc).</text:p>
          </table:table-cell>
          <table:table-cell table:number-columns-repeated="1022"/>
        </table:table-row>
        <table:table-row table:style-name="ro1">
          <table:table-cell office:value-type="string" calcext:value-type="string">
            <text:p>GPIO_ADNP</text:p>
          </table:table-cell>
          <table:table-cell office:value-type="string" calcext:value-type="string">
            <text:p>This option enables support for N GPIOs found on Avionic Design I2C GPIO expanders. The register space will be extended by powers of two, so the controller will need to accommodate for that. For example: if a controller provides 48 pins, 6 registers will be enough to represent all pins, but the driver will assume a register layout for 64 pins (8 registers).</text:p>
          </table:table-cell>
          <table:table-cell table:number-columns-repeated="1022"/>
        </table:table-row>
        <table:table-row table:style-name="ro1">
          <table:table-cell office:value-type="string" calcext:value-type="string">
            <text:p>GPIO_RDC321X</text:p>
          </table:table-cell>
          <table:table-cell office:value-type="string" calcext:value-type="string">
            <text:p>Support for the RDC R321x SoC GPIOs over southbridge PCI configuration space.</text:p>
          </table:table-cell>
          <table:table-cell table:number-columns-repeated="1022"/>
        </table:table-row>
        <table:table-row table:style-name="ro1">
          <table:table-cell office:value-type="string" calcext:value-type="string">
            <text:p>ZIIRAVE_WATCHDOG</text:p>
          </table:table-cell>
          <table:table-cell office:value-type="string" calcext:value-type="string">
            <text:p>Watchdog driver for the Zodiac Aerospace RAVE Switch Watchdog Processor. <text:s/>To compile this driver as a module, choose M here: the module will be called ziirave_wdt.</text:p>
          </table:table-cell>
          <table:table-cell table:number-columns-repeated="1022"/>
        </table:table-row>
        <table:table-row table:style-name="ro1">
          <table:table-cell office:value-type="string" calcext:value-type="string">
            <text:p>MFD_RDC321X</text:p>
          </table:table-cell>
          <table:table-cell office:value-type="string" calcext:value-type="string">
            <text:p>Say yes here if you want to have support for the RDC R-321x SoC southbridge which provides access to GPIOs and Watchdog using the southbridge PCI device configuration space.</text:p>
          </table:table-cell>
          <table:table-cell table:number-columns-repeated="1022"/>
        </table:table-row>
        <table:table-row table:style-name="ro1">
          <table:table-cell office:value-type="string" calcext:value-type="string">
            <text:p>IR_IGORPLUGUSB</text:p>
          </table:table-cell>
          <table:table-cell office:value-type="string" calcext:value-type="string">
            <text:p>Say Y here if you want to use the IgorPlug-USB IR Receiver by Igor Cesko. This device is included on the Fit-PC2. <text:s/>Note that this device can only record bursts of 36 IR pulses and spaces, which is not enough for the NEC, Sanyo and RC-6 protocol. <text:s/>To compile this driver as a module, choose M here: the module will be called igorplugusb.</text:p>
          </table:table-cell>
          <table:table-cell table:number-columns-repeated="1022"/>
        </table:table-row>
        <table:table-row table:style-name="ro1">
          <table:table-cell office:value-type="string" calcext:value-type="string">
            <text:p>RC_ST</text:p>
          </table:table-cell>
          <table:table-cell office:value-type="string" calcext:value-type="string">
            <text:p>Say Y here if you want support for ST remote control driver which allows both IR and UHF RX. The driver passes raw pulse and space information to the LIRC decoder. <text:s/>If you're not sure, select N here.</text:p>
          </table:table-cell>
          <table:table-cell table:number-columns-repeated="1022"/>
        </table:table-row>
        <table:table-row table:style-name="ro1">
          <table:table-cell office:value-type="string" calcext:value-type="string">
            <text:p>VIDEO_MEDIATEK_MDP</text:p>
          </table:table-cell>
          <table:table-cell office:value-type="string" calcext:value-type="string">
            <text:p>It is a v4l2 driver and present in Mediatek MT8173 SoCs. The driver supports for scaling and color space conversion. <text:s/>To compile this driver as a module, choose M here: the module will be called mtk-mdp.</text:p>
          </table:table-cell>
          <table:table-cell table:number-columns-repeated="1022"/>
        </table:table-row>
        <table:table-row table:style-name="ro1">
          <table:table-cell office:value-type="string" calcext:value-type="string">
            <text:p>VIDEO_RENESAS_FDP1</text:p>
          </table:table-cell>
          <table:table-cell office:value-type="string" calcext:value-type="string">
            <text:p>This is a V4L2 driver for the Renesas Fine Display Processor providing colour space conversion, and de-interlacing features. <text:s/>To compile this driver as a module, choose M here: the module will be called rcar_fdp1.</text:p>
          </table:table-cell>
          <table:table-cell table:number-columns-repeated="1022"/>
        </table:table-row>
        <table:table-row table:style-name="ro1">
          <table:table-cell table:style-name="ce3" office:value-type="string" calcext:value-type="string">
            <text:p>AGP</text:p>
          </table:table-cell>
          <table:table-cell table:style-name="ce3" office:value-type="string" calcext:value-type="string">
            <text:p>AGP (Accelerated Graphics Port) is a bus system mainly used to connect graphics cards to the rest of the system. <text:s/>If you have an AGP system and you say Y here, it will be possible to use the AGP features of your 3D rendering video card. This code acts as a sort of AGP driver for the motherboard's chipset. <text:s/>If you need more texture memory than you can get with the AGP GART (theoretically up to 256 MB, but in practice usually 64 or 128 MB due to kernel allocation issues), you could use PCI accesses and have up to a couple gigs of texture space. <text:s/>Note that this is the only means to have X/GLX use write-combining with MTRR support on the AGP bus. Without it, OpenGL direct rendering will be a lot slower but still faster than PIO. <text:s/>To compile this driver as a module, choose M here: the module will be called agpgart. <text:s/>You should say Y here if you want to use GLX or DRI. <text:s/>If unsure, say N.</text:p>
          </table:table-cell>
          <table:table-cell table:style-name="ce3" table:number-columns-repeated="1022"/>
        </table:table-row>
        <table:table-row table:style-name="ro1">
          <table:table-cell office:value-type="string" calcext:value-type="string">
            <text:p>VGA_ARB_MAX_GPUS</text:p>
          </table:table-cell>
          <table:table-cell office:value-type="string" calcext:value-type="string">
            <text:p>Reserves space in the kernel to maintain resource locking for multiple GPUS. <text:s/>The overhead for each GPU is very small.</text:p>
          </table:table-cell>
          <table:table-cell table:number-columns-repeated="1022"/>
        </table:table-row>
        <table:table-row table:style-name="ro1">
          <table:table-cell office:value-type="string" calcext:value-type="string">
            <text:p>PXA3XX_GCU</text:p>
          </table:table-cell>
          <table:table-cell office:value-type="string" calcext:value-type="string">
            <text:p>Kernelspace driver for the 2D graphics controller unit (GCU) found on PXA3xx processors. There is a counterpart driver in the DirectFB suite, see http://www.directfb.org/ <text:s/>If you compile this as a module, it will be called pxa3xx_gcu.</text:p>
          </table:table-cell>
          <table:table-cell table:number-columns-repeated="1022"/>
        </table:table-row>
        <table:table-row table:style-name="ro1">
          <table:table-cell office:value-type="string" calcext:value-type="string">
            <text:p>SND_ICE1724</text:p>
          </table:table-cell>
          <table:table-cell office:value-type="string" calcext:value-type="string">
            <text:p>Say Y here to include support for soundcards based on ICE/VT1724/1720 (Envy24HT/PT) chips. <text:s/>Currently supported hardware is: AMP AUDIO2000. M-Audio Revolution 5.1, 7.1, Audiophile 192. TerraTec Aureon 5.1 Sky, 7.1 Space/Universe, Phase 22/28. Onkyo SE-90PCI, SE-200PCI. AudioTrak Prodigy 192, 7.1 (HIFI/LT/XT), HD2. Hercules Fortissimo IV. ESI Juli@. Pontis MS300. EGO-SYS WaveTerminal 192M. Albatron K8X800 Pro II. Chaintech ZNF3-150/250, 9CJS, AV-710. Shuttle SN25P. Philips PSC724 Ultimate Edge. <text:s/>To compile this driver as a module, choose M here: the module will be called snd-ice1724.</text:p>
          </table:table-cell>
          <table:table-cell table:number-columns-repeated="1022"/>
        </table:table-row>
        <table:table-row table:style-name="ro1">
          <table:table-cell office:value-type="string" calcext:value-type="string">
            <text:p>USB_XHCI_PLATFORM</text:p>
          </table:table-cell>
          <table:table-cell office:value-type="string" calcext:value-type="string">
            <text:p>Adds an xHCI host driver for a generic platform device, which provides a memory space and an irq. It is also a prerequisite for platform specific drivers that implement some extra quirks. <text:s/>If unsure, say N.</text:p>
          </table:table-cell>
          <table:table-cell table:number-columns-repeated="1022"/>
        </table:table-row>
        <table:table-row table:style-name="ro1">
          <table:table-cell office:value-type="string" calcext:value-type="string">
            <text:p>USB_EHCI_HCD_PLATFORM</text:p>
          </table:table-cell>
          <table:table-cell office:value-type="string" calcext:value-type="string">
            <text:p>Adds an EHCI host driver for a generic platform device, which provides a memory space and an irq. <text:s/>If unsure, say N.</text:p>
          </table:table-cell>
          <table:table-cell table:number-columns-repeated="1022"/>
        </table:table-row>
        <table:table-row table:style-name="ro1">
          <table:table-cell office:value-type="string" calcext:value-type="string">
            <text:p>USB_OHCI_HCD_PLATFORM</text:p>
          </table:table-cell>
          <table:table-cell office:value-type="string" calcext:value-type="string">
            <text:p>Adds an OHCI host driver for a generic platform device, which provides a memory space and an irq. <text:s/>If unsure, say N.</text:p>
          </table:table-cell>
          <table:table-cell table:number-columns-repeated="1022"/>
        </table:table-row>
        <table:table-row table:style-name="ro1">
          <table:table-cell office:value-type="string" calcext:value-type="string">
            <text:p>LEDS_NS2</text:p>
          </table:table-cell>
          <table:table-cell office:value-type="string" calcext:value-type="string">
            <text:p>This option enables support for the dual-GPIO LEDs found on the following LaCie/Seagate boards: <text:s text:c="7"/>Network Space v2 (and parents: Max, Mini) <text:s text:c="6"/>Internet Space v2 <text:s text:c="6"/>d2 Network v2 <text:s text:c="6"/>n090401 (Seagate NAS 4-Bay)</text:p>
          </table:table-cell>
          <table:table-cell table:number-columns-repeated="1022"/>
        </table:table-row>
        <table:table-row table:style-name="ro1">
          <table:table-cell office:value-type="string" calcext:value-type="string">
            <text:p>LEDS_TRIGGER_CAMERA</text:p>
          </table:table-cell>
          <table:table-cell office:value-type="string" calcext:value-type="string">
            <text:p>This allows LEDs to be controlled as a camera flash/torch device. This enables direct flash/torch on/off by the driver, kernel space. If unsure, say Y.</text:p>
          </table:table-cell>
          <table:table-cell table:number-columns-repeated="1022"/>
        </table:table-row>
        <table:table-row table:style-name="ro1">
          <table:table-cell office:value-type="string" calcext:value-type="string">
            <text:p>XEN_BALLOON_MEMORY_HOTPLUG_LIMIT</text:p>
          </table:table-cell>
          <table:table-cell office:value-type="string" calcext:value-type="string">
            <text:p>Maxmium amount of memory (in GiB) that a PV guest can be expanded to when using memory hotplug. <text:s/>A PV guest can have more memory than this limit if is started with a larger maximum. <text:s/>This value is used to allocate enough space in internal tables needed for physical memory administration.</text:p>
          </table:table-cell>
          <table:table-cell table:number-columns-repeated="1022"/>
        </table:table-row>
        <table:table-row table:style-name="ro1">
          <table:table-cell table:style-name="ce2" office:value-type="string" calcext:value-type="string">
            <text:p>XEN_STUB</text:p>
          </table:table-cell>
          <table:table-cell table:style-name="ce2" office:value-type="string" calcext:value-type="string">
            <text:p>Allow kernel to install stub drivers, to reserve space for Xen drivers, i.e. memory hotplug and cpu hotplug, and to block native drivers loaded, so that real Xen drivers can be modular. <text:s/>To enable Xen features like cpu and memory hotplug, select Y here.</text:p>
          </table:table-cell>
          <table:table-cell table:style-name="ce2" table:number-columns-repeated="1022"/>
        </table:table-row>
        <table:table-row table:style-name="ro1">
          <table:table-cell office:value-type="string" calcext:value-type="string">
            <text:p>COMEDI_DEFAULT_BUF_SIZE_KB</text:p>
          </table:table-cell>
          <table:table-cell office:value-type="string" calcext:value-type="string">
            <text:p>This is the default asynchronous buffer size which is used for commands running in the background in kernel space. <text:s/>This defaults to 2048 KiB of memory so that a 16 channel card running at 10 kHz has of 2-4 seconds of buffer.</text:p>
          </table:table-cell>
          <table:table-cell table:number-columns-repeated="1022"/>
        </table:table-row>
        <table:table-row table:style-name="ro1">
          <table:table-cell office:value-type="string" calcext:value-type="string">
            <text:p>IOMMU_IO_PGTABLE_LPAE</text:p>
          </table:table-cell>
          <table:table-cell office:value-type="string" calcext:value-type="string">
            <text:p>Enable support for the ARM long descriptor pagetable format. This allocator supports 4K/2M/1G, 16K/32M and 64K/512M page sizes at both stage-1 and stage-2, as well as address spaces up to 48-bits in size.</text:p>
          </table:table-cell>
          <table:table-cell table:number-columns-repeated="1022"/>
        </table:table-row>
        <table:table-row table:style-name="ro1">
          <table:table-cell office:value-type="string" calcext:value-type="string">
            <text:p>MSM_IOMMU</text:p>
          </table:table-cell>
          <table:table-cell office:value-type="string" calcext:value-type="string">
            <text:p>Support for the IOMMUs found on certain Qualcomm SOCs. These IOMMUs allow virtualization of the address space used by most cores within the multimedia subsystem. <text:s/>If unsure, say N here.</text:p>
          </table:table-cell>
          <table:table-cell table:number-columns-repeated="1022"/>
        </table:table-row>
        <table:table-row table:style-name="ro1">
          <table:table-cell office:value-type="string" calcext:value-type="string">
            <text:p>INTEL_IOMMU_SVM</text:p>
          </table:table-cell>
          <table:table-cell office:value-type="string" calcext:value-type="string">
            <text:p>Shared Virtual Memory (SVM) provides a facility for devices to access DMA resources through process address space by means of a Process Address Space ID (PASID).</text:p>
          </table:table-cell>
          <table:table-cell table:number-columns-repeated="1022"/>
        </table:table-row>
        <table:table-row table:style-name="ro1">
          <table:table-cell office:value-type="string" calcext:value-type="string">
            <text:p>ROCKCHIP_IOMMU</text:p>
          </table:table-cell>
          <table:table-cell office:value-type="string" calcext:value-type="string">
            <text:p>Support for IOMMUs found on Rockchip rk32xx SOCs. These IOMMUs allow virtualization of the address space used by most cores within the multimedia subsystem. Say Y here if you are using a Rockchip SoC that includes an IOMMU device.</text:p>
          </table:table-cell>
          <table:table-cell table:number-columns-repeated="1022"/>
        </table:table-row>
        <table:table-row table:style-name="ro1">
          <table:table-cell office:value-type="string" calcext:value-type="string">
            <text:p>TEGRA_IOMMU_GART</text:p>
          </table:table-cell>
          <table:table-cell office:value-type="string" calcext:value-type="string">
            <text:p>Enables support for remapping discontiguous physical memory shared with the operating system into contiguous I/O virtual space through the GART (Graphics Address Relocation Table) hardware included on Tegra SoCs.</text:p>
          </table:table-cell>
          <table:table-cell table:number-columns-repeated="1022"/>
        </table:table-row>
        <table:table-row table:style-name="ro1">
          <table:table-cell office:value-type="string" calcext:value-type="string">
            <text:p>EXYNOS_IOMMU</text:p>
          </table:table-cell>
          <table:table-cell office:value-type="string" calcext:value-type="string">
            <text:p>Support for the IOMMU (System MMU) of Samsung Exynos application processor family. This enables H/W multimedia accelerators to see non-linear physical memory chunks as linear memory in their address space. <text:s/>If unsure, say N here.</text:p>
          </table:table-cell>
          <table:table-cell table:number-columns-repeated="1022"/>
        </table:table-row>
        <table:table-row table:style-name="ro1">
          <table:table-cell office:value-type="string" calcext:value-type="string">
            <text:p>NTB_IDT</text:p>
          </table:table-cell>
          <table:table-cell office:value-type="string" calcext:value-type="string">
            <text:p>This driver supports NTB of cappable IDT PCIe-switches. <text:s/>Some of the pre-initializations must be made before IDT PCIe-switch exposes it NT-functions correctly. It should be done by either proper initialisation of EEPROM connected to master smbus of the switch or by BIOS using slave-SMBus interface changing corresponding registers value. Evidently it must be done before PCI bus enumeration is finished in Linux kernel. <text:s/>First of all partitions must be activated and properly assigned to all the ports with NT-functions intended to be activated (see SWPARTxCTL and SWPORTxCTL registers). Then all NT-function BARs must be enabled with chosen valid aperture. For memory windows related BARs the aperture settings shall determine the maximum size of memory windows accepted by a BAR. Note that BAR0 must map PCI configuration space registers. <text:s/>It's worth to note, that since a part of this driver relies on the BAR settings of peer NT-functions, the BAR setups can't be done over kernel PCI fixups. That's why the alternative pre-initialization techniques like BIOS using SMBus interface or EEPROM should be utilized. Additionally if one needs to have temperature sensor information printed to system log, the corresponding registers must be initialized within BIOS/EEPROM as well. <text:s/>If unsure, say N.</text:p>
          </table:table-cell>
          <table:table-cell table:number-columns-repeated="1022"/>
        </table:table-row>
        <table:table-row table:style-name="ro1">
          <table:table-cell office:value-type="string" calcext:value-type="string">
            <text:p>PWM_TIPWMSS</text:p>
          </table:table-cell>
          <table:table-cell office:value-type="string" calcext:value-type="string">
            <text:p>PWM Subsystem driver support for AM33xx SOC. <text:s/>PWM submodules require PWM config space access from submodule drivers and require common parent driver support.</text:p>
          </table:table-cell>
          <table:table-cell table:number-columns-repeated="1022"/>
        </table:table-row>
        <table:table-row table:style-name="ro1">
          <table:table-cell office:value-type="string" calcext:value-type="string">
            <text:p>STM_SOURCE_CONSOLE</text:p>
          </table:table-cell>
          <table:table-cell office:value-type="string" calcext:value-type="string">
            <text:p>This is a kernel space trace source that sends kernel log messages to trace hosts over STM devices. <text:s/>If you want to send kernel console messages over STM devices, say Y.</text:p>
          </table:table-cell>
          <table:table-cell table:number-columns-repeated="1022"/>
        </table:table-row>
        <table:table-row table:style-name="ro1">
          <table:table-cell office:value-type="string" calcext:value-type="string">
            <text:p>STM_SOURCE_HEARTBEAT</text:p>
          </table:table-cell>
          <table:table-cell office:value-type="string" calcext:value-type="string">
            <text:p>This is a kernel space trace source that sends periodic heartbeat messages to trace hosts over STM devices. It is also useful for testing stm class drivers and the stm class framework itself. <text:s/>If you want to send heartbeat messages over STM devices, say Y.</text:p>
          </table:table-cell>
          <table:table-cell table:number-columns-repeated="1022"/>
        </table:table-row>
        <table:table-row table:style-name="ro1">
          <table:table-cell table:style-name="ce2" office:value-type="string" calcext:value-type="string">
            <text:p>CAN_CALC_BITTIMING</text:p>
          </table:table-cell>
          <table:table-cell table:style-name="ce2" office:value-type="string" calcext:value-type="string">
            <text:p>If enabled, CAN bit-timing parameters will be calculated for the bit-rate specified via Netlink argument bitrate when the device get started. This works fine for the most common CAN controllers with standard bit-rates but may fail for exotic bit-rates or CAN source clock frequencies. Disabling saves some space, but then the bit-timing parameters must be specified directly using the Netlink arguments tq, prop_seg, phase_seg1, phase_seg2 and sjw. If unsure, say Y.</text:p>
          </table:table-cell>
          <table:table-cell table:style-name="ce2" table:number-columns-repeated="1022"/>
        </table:table-row>
        <table:table-row table:style-name="ro1">
          <table:table-cell office:value-type="string" calcext:value-type="string">
            <text:p>PCI_PASID</text:p>
          </table:table-cell>
          <table:table-cell office:value-type="string" calcext:value-type="string">
            <text:p>Process Address Space Identifiers (PASIDs) can be used by PCI devices to access more than one IO address space at the same time. To make use of this feature an IOMMU is required which also supports PASIDs. Select this option if you have such an IOMMU and want to compile the driver for it into your kernel. <text:s/>If unsure, say N.</text:p>
          </table:table-cell>
          <table:table-cell table:number-columns-repeated="1022"/>
        </table:table-row>
        <table:table-row table:style-name="ro1">
          <table:table-cell office:value-type="string" calcext:value-type="string">
            <text:p>HAVE_ARCH_VMAP_STACK</text:p>
          </table:table-cell>
          <table:table-cell office:value-type="string" calcext:value-type="string">
            <text:p>An arch should select this symbol if it can support kernel stacks in vmalloc space. <text:s/>This means: <text:s/>- vmalloc space must be large enough to hold many kernel stacks. <text:s text:c="2"/>This may rule out many 32-bit architectures. <text:s/>- Stacks in vmalloc space need to work reliably. <text:s/>For example, if <text:s text:c="2"/>vmap page tables are created on demand, either this mechanism <text:s text:c="2"/>needs to work while the stack points to a virtual address with <text:s text:c="2"/>unpopulated page tables or arch code (switch_to() and switch_mm(), <text:s text:c="2"/>most likely) needs to ensure that the stack's page table entries <text:s text:c="2"/>are populated before running on a possibly unpopulated stack. <text:s/>- If the stack overflows into a guard page, something reasonable <text:s text:c="2"/>should happen. <text:s/>The definition of reasonable is flexible, but <text:s text:c="2"/>instantly rebooting without logging anything would be unfriendly.</text:p>
          </table:table-cell>
          <table:table-cell table:number-columns-repeated="1022"/>
        </table:table-row>
        <table:table-row table:style-name="ro1">
          <table:table-cell office:value-type="string" calcext:value-type="string">
            <text:p>VMAP_STACK</text:p>
          </table:table-cell>
          <table:table-cell office:value-type="string" calcext:value-type="string">
            <text:p>Enable this if you want the use virtually-mapped kernel stacks with guard pages. <text:s/>This causes kernel stack overflows to be caught immediately rather than causing difficult-to-diagnose corruption. <text:s/>This is presently incompatible with KASAN because KASAN expects the stack to map directly to the KASAN shadow map using a formula that is incorrect if the stack is in vmalloc space.</text:p>
          </table:table-cell>
          <table:table-cell table:number-columns-repeated="1022"/>
        </table:table-row>
        <table:table-row table:style-name="ro1">
          <table:table-cell table:style-name="ce3" office:value-type="string" calcext:value-type="string">
            <text:p>PAGE_EXTENSION</text:p>
          </table:table-cell>
          <table:table-cell table:style-name="ce3" office:value-type="string" calcext:value-type="string">
            <text:p>Extend memmap on extra space for more information on page. This could be used for debugging features that need to insert extra field for every page. This extension enables us to save memory by not allocating this extra memory according to boottime configuration.</text:p>
          </table:table-cell>
          <table:table-cell table:style-name="ce3" table:number-columns-repeated="1022"/>
        </table:table-row>
        <table:table-row table:style-name="ro1">
          <table:table-cell office:value-type="string" calcext:value-type="string">
            <text:p>DEBUG_STACKOVERFLOW</text:p>
          </table:table-cell>
          <table:table-cell office:value-type="string" calcext:value-type="string">
            <text:p>Say Y here if you want to check for overflows of kernel, IRQ and exception stacks (if your architecture uses them). This option will show detailed messages if free stack space drops below a certain limit. <text:s/>These kinds of bugs usually occur when call-chains in the kernel get too deep, especially when interrupts are involved. <text:s/>Use this in cases where you see apparently random memory corruption, especially if it appears in 'struct thread_info' <text:s/>If in doubt, say N.</text:p>
          </table:table-cell>
          <table:table-cell table:number-columns-repeated="1022"/>
        </table:table-row>
        <table:table-row table:style-name="ro1">
          <table:table-cell office:value-type="string" calcext:value-type="string">
            <text:p>RCU_CPU_STALL_TIMEOUT</text:p>
          </table:table-cell>
          <table:table-cell office:value-type="string" calcext:value-type="string">
            <text:p>If a given RCU grace period extends more than the specified number of seconds, a CPU stall warning is printed. <text:s/>If the RCU grace period persists, additional CPU stall warnings are printed at more widely spaced intervals.</text:p>
          </table:table-cell>
          <table:table-cell table:number-columns-repeated="1022"/>
        </table:table-row>
        <table:table-row table:style-name="ro1">
          <table:table-cell office:value-type="string" calcext:value-type="string">
            <text:p>DEBUG_BLOCK_EXT_DEVT</text:p>
          </table:table-cell>
          <table:table-cell office:value-type="string" calcext:value-type="string">
            <text:p>BIG FAT WARNING: ENABLING THIS OPTION MIGHT BREAK BOOTING ON SOME DISTRIBUTIONS. <text:s/>DO NOT ENABLE THIS UNLESS YOU KNOW WHAT YOU ARE DOING. <text:s/>Distros, please enable this and fix whatever is broken. <text:s/>Conventionally, block device numbers are allocated from predetermined contiguous area. <text:s/>However, extended block area may introduce non-contiguous block device numbers. <text:s/>This option forces most block device numbers to be allocated from the extended space and spreads them to discover kernel or userland code paths which assume predetermined contiguous device number allocation. <text:s/>Note that turning on this debug option shuffles all the device numbers for all IDE and SCSI devices including libata ones, so root partition specified using device number directly (via rdev or root=MAJ:MIN) won't work anymore. Textual device names (root=/dev/sdXn) will continue to work. <text:s/>Say N if you are unsure.</text:p>
          </table:table-cell>
          <table:table-cell table:number-columns-repeated="1022"/>
        </table:table-row>
        <table:table-row table:style-name="ro1">
          <table:table-cell office:value-type="string" calcext:value-type="string">
            <text:p>PROVIDE_OHCI1394_DMA_INIT</text:p>
          </table:table-cell>
          <table:table-cell office:value-type="string" calcext:value-type="string">
            <text:p>If you want to debug problems which hang or crash the kernel early on boot and the crashing machine has a FireWire port, you can use this feature to remotely access the memory of the crashed machine over FireWire. This employs remote DMA as part of the OHCI1394 specification which is now the standard for FireWire controllers. <text:s/>With remote DMA, you can monitor the printk buffer remotely using firescope and access all memory below 4GB using fireproxy from gdb. Even controlling a kernel debugger is possible using remote DMA. <text:s/>Usage: <text:s/>If ohci1394_dma=early is used as boot parameter, it will initialize all OHCI1394 controllers which are found in the PCI config space. <text:s/>As all changes to the FireWire bus such as enabling and disabling devices cause a bus reset and thereby disable remote DMA for all devices, be sure to have the cable plugged and FireWire enabled on the debugging host before booting the debug target for debugging. <text:s/>This code (~1k) is freed after boot. By then, the firewire stack in charge of the OHCI-1394 controllers should be used instead. <text:s/>See Documentation/debugging-via-ohci1394.txt for more information.</text:p>
          </table:table-cell>
          <table:table-cell table:number-columns-repeated="1022"/>
        </table:table-row>
        <table:table-row table:style-name="ro1">
          <table:table-cell office:value-type="string" calcext:value-type="string">
            <text:p>CROSS_MEMORY_ATTACH</text:p>
          </table:table-cell>
          <table:table-cell office:value-type="string" calcext:value-type="string">
            <text:p>Enabling this option adds the system calls process_vm_readv and process_vm_writev which allow a process with the correct privileges to directly read from or write to another process' address space. See the man page for more details.</text:p>
          </table:table-cell>
          <table:table-cell table:number-columns-repeated="1022"/>
        </table:table-row>
        <table:table-row table:style-name="ro1">
          <table:table-cell office:value-type="string" calcext:value-type="string">
            <text:p>LOG_CPU_MAX_BUF_SHIFT</text:p>
          </table:table-cell>
          <table:table-cell office:value-type="string" calcext:value-type="string">
            <text:p>This option allows to increase the default ring buffer size according to the number of CPUs. The value defines the contribution of each CPU as a power of 2. The used space is typically only few lines however it might be much more when problems are reported, e.g. backtraces. <text:s/>The increased size means that a new buffer has to be allocated and the original static one is unused. It makes sense only on systems with more CPUs. Therefore this value is used only when the sum of contributions is greater than the half of the default kernel ring buffer as defined by LOG_BUF_SHIFT. The default values are set so that more than 64 CPUs are needed to trigger the allocation. <text:s/>Also this option is ignored when log_buf_len kernel parameter is used as it forces an exact (power of two) size of the ring buffer. <text:s/>The number of possible CPUs is used for this computation ignoring hotplugging making the computation optimal for the worst case scenario while allowing a simple algorithm to be used from bootup. <text:s/>Examples shift values and their meaning: <text:s text:c="11"/>17 =&gt; 128 KB for each CPU <text:s text:c="11"/>16 =&gt; <text:s/>64 KB for each CPU <text:s text:c="11"/>15 =&gt; <text:s/>32 KB for each CPU <text:s text:c="11"/>14 =&gt; <text:s/>16 KB for each CPU <text:s text:c="11"/>13 =&gt; <text:s text:c="2"/>8 KB for each CPU <text:s text:c="11"/>12 =&gt; <text:s text:c="2"/>4 KB for each CPU</text:p>
          </table:table-cell>
          <table:table-cell table:number-columns-repeated="1022"/>
        </table:table-row>
        <table:table-row table:style-name="ro1">
          <table:table-cell office:value-type="string" calcext:value-type="string">
            <text:p>MEMCG_SWAP</text:p>
          </table:table-cell>
          <table:table-cell office:value-type="string" calcext:value-type="string">
            <text:p>Provides control over the swap space consumed by tasks in a cgroup.</text:p>
          </table:table-cell>
          <table:table-cell table:number-columns-repeated="1022"/>
        </table:table-row>
        <table:table-row table:style-name="ro1">
          <table:table-cell table:style-name="ce2" office:value-type="string" calcext:value-type="string">
            <text:p>INITRAMFS_COMPRESSION_NONE</text:p>
          </table:table-cell>
          <table:table-cell table:style-name="ce2" office:value-type="string" calcext:value-type="string">
            <text:p>Do not compress the built-in initramfs at all. This may sound wasteful in space, but, you should be aware that the built-in initramfs will be compressed at a later stage anyways along with the rest of the kernel, on those architectures that support this. However, not compressing the initramfs may lead to slightly higher memory consumption during a short time at boot, while both the cpio image and the unpacked filesystem image will be present in memory simultaneously</text:p>
          </table:table-cell>
          <table:table-cell table:style-name="ce2" table:number-columns-repeated="1022"/>
        </table:table-row>
        <table:table-row table:style-name="ro1">
          <table:table-cell table:style-name="ce2" office:value-type="string" calcext:value-type="string">
            <text:p>SYSCTL_SYSCALL</text:p>
          </table:table-cell>
          <table:table-cell table:style-name="ce2" office:value-type="string" calcext:value-type="string">
            <text:p>sys_sysctl uses binary paths that have been found challenging to properly maintain and use. <text:s/>The interface in /proc/sys using paths with ascii names is now the primary path to this information. <text:s/>Almost nothing using the binary sysctl interface so if you are trying to save some space it is probably safe to disable this, making your kernel marginally smaller. <text:s/>If unsure say N here.</text:p>
          </table:table-cell>
          <table:table-cell table:style-name="ce2" table:number-columns-repeated="1022"/>
        </table:table-row>
        <table:table-row table:style-name="ro1">
          <table:table-cell table:style-name="ce2" office:value-type="string" calcext:value-type="string">
            <text:p>ADVISE_SYSCALLS</text:p>
          </table:table-cell>
          <table:table-cell table:style-name="ce2" office:value-type="string" calcext:value-type="string">
            <text:p>This option enables the madvise and fadvise syscalls, used by applications to advise the kernel about their future memory or file usage, improving performance. If building an embedded system where no applications use these syscalls, you can disable this option to save space.</text:p>
          </table:table-cell>
          <table:table-cell table:style-name="ce2" table:number-columns-repeated="1022"/>
        </table:table-row>
        <table:table-row table:style-name="ro1">
          <table:table-cell office:value-type="string" calcext:value-type="string">
            <text:p>COMPAT_BRK</text:p>
          </table:table-cell>
          <table:table-cell office:value-type="string" calcext:value-type="string">
            <text:p>Randomizing heap placement makes heap exploits harder, but it also breaks ancient binaries (including anything libc5 based). This option changes the bootup default to heap randomization disabled, and can be overridden at runtime by setting /proc/sys/kernel/randomize_va_space to 2. <text:s/>On non-ancient distros (post-2000 ones) N is usually a safe choice.</text:p>
          </table:table-cell>
          <table:table-cell table:number-columns-repeated="1022"/>
        </table:table-row>
        <table:table-row table:style-name="ro1">
          <table:table-cell table:style-name="ce2" office:value-type="string" calcext:value-type="string">
            <text:p>SLOB</text:p>
          </table:table-cell>
          <table:table-cell table:style-name="ce2" office:value-type="string" calcext:value-type="string">
            <text:p>SLOB replaces the stock allocator with a drastically simpler allocator. SLOB is generally more space efficient but does not perform as well on large systems.</text:p>
          </table:table-cell>
          <table:table-cell table:style-name="ce2" table:number-columns-repeated="1022"/>
        </table:table-row>
        <table:table-row table:style-name="ro1">
          <table:table-cell office:value-type="string" calcext:value-type="string">
            <text:p>DISCONTIGMEM_MANUAL</text:p>
          </table:table-cell>
          <table:table-cell office:value-type="string" calcext:value-type="string">
            <text:p>This option provides enhanced support for discontiguous memory systems, over FLATMEM. <text:s/>These systems have holes in their physical address spaces, and this option provides more efficient handling of these holes. <text:s/>However, the vast majority of hardware has quite flat address spaces, and can have degraded performance from the extra overhead that this option imposes. <text:s/>Many NUMA configurations will have this as the only option. <text:s/>If unsure, choose Flat Memory over this option.</text:p>
          </table:table-cell>
          <table:table-cell table:number-columns-repeated="1022"/>
        </table:table-row>
        <table:table-row table:style-name="ro1">
          <table:table-cell office:value-type="string" calcext:value-type="string">
            <text:p>KSM</text:p>
          </table:table-cell>
          <table:table-cell office:value-type="string" calcext:value-type="string">
            <text:p>Enable Kernel Samepage Merging: KSM periodically scans those areas of an application's address space that an app has advised may be mergeable. <text:s/>When it finds pages of identical content, it replaces the many instances by a single page with that content, so saving memory until one or another app needs to modify the content. Recommended for use with KVM, or with other duplicative applications. See Documentation/vm/ksm.txt for more information: KSM is inactive until a program has madvised that an area is MADV_MERGEABLE, and root has set /sys/kernel/mm/ksm/run to 1 (if CONFIG_SYSFS is set).</text:p>
          </table:table-cell>
          <table:table-cell table:number-columns-repeated="1022"/>
        </table:table-row>
        <table:table-row table:style-name="ro1">
          <table:table-cell office:value-type="string" calcext:value-type="string">
            <text:p>NOMMU_INITIAL_TRIM_EXCESS</text:p>
          </table:table-cell>
          <table:table-cell office:value-type="string" calcext:value-type="string">
            <text:p>The NOMMU mmap() frequently needs to allocate large contiguous chunks of memory on which to store mappings, but it can only ask the system allocator for chunks in 2^N*PAGE_SIZE amounts - which is frequently more than it requires. <text:s/>To deal with this, mmap() is able to trim off the excess and return it to the allocator. <text:s/>If trimming is enabled, the excess is trimmed off and returned to the system allocator, which can cause extra fragmentation, particularly if there are a lot of transient processes. <text:s/>If trimming is disabled, the excess is kept, but not used, which for long-term mappings means that the space is wasted. <text:s/>Trimming can be dynamically controlled through a sysctl option (/proc/sys/vm/nr_trim_pages) which specifies the minimum number of excess pages there must be before trimming should occur, or zero if no trimming is to occur. <text:s/>This option specifies the initial value of this option. <text:s/>The default of 1 says that all excess pages should be trimmed. <text:s/>See Documentation/nommu-mmap.txt for more information.</text:p>
          </table:table-cell>
          <table:table-cell table:number-columns-repeated="1022"/>
        </table:table-row>
        <table:table-row table:style-name="ro1">
          <table:table-cell office:value-type="string" calcext:value-type="string">
            <text:p>THP_SWAP</text:p>
          </table:table-cell>
          <table:table-cell office:value-type="string" calcext:value-type="string">
            <text:p>Swap transparent huge pages in one piece, without splitting. XXX: For now this only does clustered swap space allocation. <text:s/>For selection by architectures with reasonable THP sizes.</text:p>
          </table:table-cell>
          <table:table-cell table:number-columns-repeated="1022"/>
        </table:table-row>
        <table:table-row table:style-name="ro1">
          <table:table-cell office:value-type="string" calcext:value-type="string">
            <text:p>FRONTSWAP</text:p>
          </table:table-cell>
          <table:table-cell office:value-type="string" calcext:value-type="string">
            <text:p>Frontswap is so named because it can be thought of as the opposite of a backing store for a swap device. <text:s/>The data is stored into transcendent memory, memory that is not directly accessible or addressable by the kernel and is of unknown and possibly time-varying size. <text:s/>When space in transcendent memory is available, a significant swap I/O reduction may be achieved. <text:s/>When none is available, all frontswap calls are reduced to a single pointer- compare-against-NULL resulting in a negligible performance hit and swap data is stored as normal on the matching swap device. <text:s/>If unsure, say Y to enable frontswap.</text:p>
          </table:table-cell>
          <table:table-cell table:number-columns-repeated="1022"/>
        </table:table-row>
        <table:table-row table:style-name="ro1">
          <table:table-cell office:value-type="string" calcext:value-type="string">
            <text:p>ZSMALLOC</text:p>
          </table:table-cell>
          <table:table-cell office:value-type="string" calcext:value-type="string">
            <text:p>zsmalloc is a slab-based memory allocator designed to store compressed RAM pages. <text:s/>zsmalloc uses virtual memory mapping in order to reduce fragmentation. <text:s/>However, this results in a non-standard allocator interface where a handle, not a pointer, is returned by an alloc(). <text:s/>This handle must be mapped in order to access the allocated space.</text:p>
          </table:table-cell>
          <table:table-cell table:number-columns-repeated="1022"/>
        </table:table-row>
        <table:table-row table:style-name="ro1">
          <table:table-cell office:value-type="string" calcext:value-type="string">
            <text:p>CORE_DUMP_DEFAULT_ELF_HEADERS</text:p>
          </table:table-cell>
          <table:table-cell office:value-type="string" calcext:value-type="string">
            <text:p>ELF core dump files describe each memory mapping of the crashed process, and can contain or omit the memory contents of each one. The contents of an unmodified text mapping are omitted by default. <text:s/>For an unmodified text mapping of an ELF object, including just the first page of the file in a core dump makes it possible to identify the build ID bits in the file, without paying the i/o cost and disk space to dump all the text. <text:s/>However, versions of GDB before 6.7 are confused by ELF core dump files in this format. <text:s/>The core dump behavior can be controlled per process using the /proc/PID/coredump_filter pseudo-file. this setting is inherited. <text:s/>See Documentation/filesystems/proc.txt for details. <text:s/>This config option changes the default setting of coredump_filter seen at boot time. <text:s/>If unsure, say Y.</text:p>
          </table:table-cell>
          <table:table-cell table:number-columns-repeated="1022"/>
        </table:table-row>
        <table:table-row table:style-name="ro1">
          <table:table-cell office:value-type="string" calcext:value-type="string">
            <text:p>IEEE802154</text:p>
          </table:table-cell>
          <table:table-cell office:value-type="string" calcext:value-type="string">
            <text:p>IEEE Std 802.15.4 defines a low data rate, low power and low complexity short range wireless personal area networks. It was designed to organise networks of sensors, switches, etc automation devices. Maximum allowed data rate is 250 kb/s and typical personal operating space around 10m. <text:s/>Say Y here to compile LR-WPAN support into the kernel or say M to compile it as modules.</text:p>
          </table:table-cell>
          <table:table-cell table:number-columns-repeated="1022"/>
        </table:table-row>
        <table:table-row table:style-name="ro1">
          <table:table-cell office:value-type="string" calcext:value-type="string">
            <text:p>NET_EMATCH_STACK</text:p>
          </table:table-cell>
          <table:table-cell office:value-type="string" calcext:value-type="string">
            <text:p>Size of the local stack variable used while evaluating the tree of ematches. Limits the depth of the tree, i.e. the number of encapsulated precedences. Every level requires 4 bytes of additional stack space.</text:p>
          </table:table-cell>
          <table:table-cell table:number-columns-repeated="1022"/>
        </table:table-row>
        <table:table-row table:style-name="ro1">
          <table:table-cell table:style-name="ce2" office:value-type="string" calcext:value-type="string">
            <text:p>BATMAN_ADV_BLA</text:p>
          </table:table-cell>
          <table:table-cell table:style-name="ce2" office:value-type="string" calcext:value-type="string">
            <text:p>This option enables BLA (Bridge Loop Avoidance), a mechanism to avoid Ethernet frames looping when mesh nodes are connected to both the same LAN and the same mesh. If you will never use more than one mesh node in the same LAN, you can safely remove this feature and save some space.</text:p>
          </table:table-cell>
          <table:table-cell table:style-name="ce2" table:number-columns-repeated="1022"/>
        </table:table-row>
        <table:table-row table:style-name="ro1">
          <table:table-cell table:style-name="ce2" office:value-type="string" calcext:value-type="string">
            <text:p>BATMAN_ADV_DAT</text:p>
          </table:table-cell>
          <table:table-cell table:style-name="ce2" office:value-type="string" calcext:value-type="string">
            <text:p>This option enables DAT (Distributed ARP Table), a DHT based mechanism that increases ARP reliability on sparse wireless mesh networks. If you think that your network does not need this option you can safely remove it and save some space.</text:p>
          </table:table-cell>
          <table:table-cell table:style-name="ce2" table:number-columns-repeated="1022"/>
        </table:table-row>
        <table:table-row table:style-name="ro1">
          <table:table-cell table:style-name="ce2" office:value-type="string" calcext:value-type="string">
            <text:p>BATMAN_ADV_NC</text:p>
          </table:table-cell>
          <table:table-cell table:style-name="ce2" office:value-type="string" calcext:value-type="string">
            <text:p>This option enables network coding, a mechanism that aims to increase the overall network throughput by fusing multiple packets in one transmission. Note that interfaces controlled by batman-adv must be manually configured to have promiscuous mode enabled in order to make network coding work. If you think that your network does not need this feature you can safely disable it and save some space.</text:p>
          </table:table-cell>
          <table:table-cell table:style-name="ce2" table:number-columns-repeated="1022"/>
        </table:table-row>
        <table:table-row table:style-name="ro1">
          <table:table-cell office:value-type="string" calcext:value-type="string">
            <text:p>XFS_FS</text:p>
          </table:table-cell>
          <table:table-cell office:value-type="string" calcext:value-type="string">
            <text:p>XFS is a high performance journaling filesystem which originated on the SGI IRIX platform. <text:s/>It is completely multi-threaded, can support large files and large filesystems, extended attributes, variable block sizes, is extent based, and makes extensive use of Btrees (directories, extents, free space) to aid both performance and scalability. <text:s/>Refer to the documentation at &lt;http://oss.sgi.com/projects/xfs/&gt; for complete details. <text:s/>This implementation is on-disk compatible with the IRIX version of XFS. <text:s/>To compile this file system support as a module, choose M here: the module will be called xfs. <text:s/>Be aware, however, that if the file system of your root partition is compiled as a module, you'll need to use an initial ramdisk (initrd) to boot.</text:p>
          </table:table-cell>
          <table:table-cell table:number-columns-repeated="1022"/>
        </table:table-row>
        <table:table-row table:style-name="ro1">
          <table:table-cell office:value-type="string" calcext:value-type="string">
            <text:p>XFS_RT</text:p>
          </table:table-cell>
          <table:table-cell office:value-type="string" calcext:value-type="string">
            <text:p>If you say Y here you will be able to mount and use XFS filesystems which contain a realtime subvolume. <text:s/>The realtime subvolume is a separate area of disk space where only file data is stored. <text:s/>It was originally designed to provide deterministic data rates suitable for media streaming applications, but is also useful as a generic mechanism for ensuring data and metadata/log I/Os are completely separated. <text:s/>Regular file I/Os are isolated to a separate device from all other requests, and this can be done quite transparently to applications via the inherit-realtime directory inode flag. <text:s/>See the xfs man page in section 5 for additional information. <text:s/>If unsure, say N.</text:p>
          </table:table-cell>
          <table:table-cell table:number-columns-repeated="1022"/>
        </table:table-row>
        <table:table-row table:style-name="ro1">
          <table:table-cell office:value-type="string" calcext:value-type="string">
            <text:p>BTRFS_FS_RUN_SANITY_TESTS</text:p>
          </table:table-cell>
          <table:table-cell office:value-type="string" calcext:value-type="string">
            <text:p>This will run some basic sanity tests on the free space cache code to make sure it is acting as it should. <text:s/>These are mostly regression tests and are only really interesting to btrfs developers. <text:s/>If unsure, say N.</text:p>
          </table:table-cell>
          <table:table-cell table:number-columns-repeated="1022"/>
        </table:table-row>
        <table:table-row table:style-name="ro1">
          <table:table-cell office:value-type="string" calcext:value-type="string">
            <text:p>PROC_FS</text:p>
          </table:table-cell>
          <table:table-cell office:value-type="string" calcext:value-type="string">
            <text:p>This is a virtual file system providing information about the status of the system. Virtual means that it doesn't take up any space on your hard disk: the files are created on the fly by the kernel when you try to access them. Also, you cannot read the files with older version of the program less: you need to use more or cat. <text:s/>It's totally cool. for example, cat /proc/interrupts gives information about what the different IRQs are used for at the moment (there is a small number of Interrupt ReQuest lines in your computer that are used by the attached devices to gain the CPU's attention -- often a source of trouble if two devices are mistakenly configured to use the same IRQ). The program procinfo to display some information about your system gathered from the /proc file system. <text:s/>Before you can use the /proc file system, it has to be mounted, meaning it has to be given a location in the directory hierarchy. That location should be /proc. A command such as mount -t proc proc /proc or the equivalent line in /etc/fstab does the job. <text:s/>The /proc file system is explained in the file &lt;file:Documentation/filesystems/proc.txt&gt; and on the proc(5) manpage (man 5 proc). <text:s/>This option will enlarge your kernel by about 67 KB. Several programs depend on this, so everyone should say Y here.</text:p>
          </table:table-cell>
          <table:table-cell table:number-columns-repeated="1022"/>
        </table:table-row>
        <table:table-row table:style-name="ro1">
          <table:table-cell table:style-name="ce2" office:value-type="string" calcext:value-type="string">
            <text:p>SYSFS</text:p>
          </table:table-cell>
          <table:table-cell table:style-name="ce2" office:value-type="string" calcext:value-type="string">
            <text:p>The sysfs filesystem is a virtual filesystem that the kernel uses to export internal kernel objects, their attributes, and their relationships to one another. <text:s/>Users can use sysfs to ascertain useful information about the running kernel, such as the devices the kernel has discovered on each bus and which driver each is bound to. sysfs can also be used to tune devices and other kernel subsystems. <text:s/>Some system agents rely on the information in sysfs to operate. /sbin/hotplug uses device and object attributes in sysfs to assist in delegating policy decisions, like persistently naming devices. <text:s/>sysfs is currently used by the block subsystem to mount the root partition. <text:s/>If sysfs is disabled you must specify the boot device on the kernel boot command line via its major and minor numbers. <text:s/>For example, root=03:01 for /dev/hda1. <text:s/>Designers of embedded systems may wish to say N here to conserve space.</text:p>
          </table:table-cell>
          <table:table-cell table:style-name="ce2" table:number-columns-repeated="1022"/>
        </table:table-row>
        <table:table-row table:style-name="ro1">
          <table:table-cell office:value-type="string" calcext:value-type="string">
            <text:p>TMPFS</text:p>
          </table:table-cell>
          <table:table-cell office:value-type="string" calcext:value-type="string">
            <text:p>Tmpfs is a file system which keeps all files in virtual memory. <text:s/>Everything in tmpfs is temporary in the sense that no files will be created on your hard drive. The files live in memory and swap space. If you unmount a tmpfs instance, everything stored therein is lost. <text:s/>See &lt;file:Documentation/filesystems/tmpfs.txt&gt; for details.</text:p>
          </table:table-cell>
          <table:table-cell table:number-columns-repeated="1022"/>
        </table:table-row>
        <table:table-row table:style-name="ro1">
          <table:table-cell office:value-type="string" calcext:value-type="string">
            <text:p>CIFS</text:p>
          </table:table-cell>
          <table:table-cell office:value-type="string" calcext:value-type="string">
            <text:p>This is the client VFS module for the SMB3 family of NAS protocols, as well as for earlier dialects such as SMB2.1, SMB2 and the Common Internet File System (CIFS) protocol. <text:s/>CIFS was the successor to the original dialect, the Server Message Block (SMB) protocol, the native file sharing mechanism for most early PC operating systems. <text:s/>The SMB3 protocol is supported by most modern operating systems and NAS appliances (e.g. Samba, Windows 8, Windows 2012, MacOS). The older CIFS protocol was included in Windows NT4, 2000 and XP (and later) as well by Samba (which provides excellent CIFS and SMB3 server support for Linux and many other operating systems). Limited support for OS/2 and Windows ME and similar very old servers is provided as well. <text:s/>The cifs module provides an advanced network file system client for mounting to SMB3 (and CIFS) compliant servers. <text:s/>It includes support for DFS (hierarchical name space), secure per-user session establishment via Kerberos or NTLM or NTLMv2, safe distributed caching (oplock), optional packet signing, Unicode and other internationalization improvements. <text:s/>In general, the default dialects, SMB3 and later, enable better performance, security and features, than would be possible with CIFS. Note that when mounting to Samba, due to the CIFS POSIX extensions, CIFS mounts can provide slightly better POSIX compatibility than SMB3 mounts. SMB2/SMB3 mount options are also slightly simpler (compared to CIFS) due to protocol improvements. <text:s/>If you need to mount to Samba, Macs or Windows from this machine, say Y.</text:p>
          </table:table-cell>
          <table:table-cell table:number-columns-repeated="1022"/>
        </table:table-row>
        <table:table-row table:style-name="ro1">
          <table:table-cell office:value-type="string" calcext:value-type="string">
            <text:p>NCPFS_EXTRAS</text:p>
          </table:table-cell>
          <table:table-cell office:value-type="string" calcext:value-type="string">
            <text:p>This enables the use of symbolic links and an execute permission bit on NCPFS. The file server need not have long name space or NFS name space loaded for these to work. <text:s/>To use the new attributes, it is recommended to use the flags '-f 600 -d 755' on the ncpmount command line.</text:p>
          </table:table-cell>
          <table:table-cell table:number-columns-repeated="1022"/>
        </table:table-row>
        <table:table-row table:style-name="ro1">
          <table:table-cell office:value-type="string" calcext:value-type="string">
            <text:p>DLM_DEBUG</text:p>
          </table:table-cell>
          <table:table-cell office:value-type="string" calcext:value-type="string">
            <text:p>Under the debugfs mount point, the name of each lockspace will appear as a file in the dlm directory. <text:s/>The output is the list of resource and locks the local node knows about.</text:p>
          </table:table-cell>
          <table:table-cell table:number-columns-repeated="1022"/>
        </table:table-row>
        <table:table-row table:style-name="ro1">
          <table:table-cell office:value-type="string" calcext:value-type="string">
            <text:p>BIG_KEYS</text:p>
          </table:table-cell>
          <table:table-cell office:value-type="string" calcext:value-type="string">
            <text:p>This option provides support for holding large keys within the kernel (for example Kerberos ticket caches). <text:s/>The data may be stored out to swapspace by tmpfs. <text:s/>If you are unsure as to whether this is required, answer N.</text:p>
          </table:table-cell>
          <table:table-cell table:number-columns-repeated="1022"/>
        </table:table-row>
        <table:table-row table:style-name="ro1">
          <table:table-cell office:value-type="string" calcext:value-type="string">
            <text:p>CRYPTO_AES</text:p>
          </table:table-cell>
          <table:table-cell office:value-type="string" calcext:value-type="string">
            <text:p>AES cipher algorithms (FIPS-197). AES uses the Rijndael algorithm. <text:s/>Rijndael appears to be consistently a very good performer in both hardware and software across a wide range of computing environments regardless of its use in feedback or non-feedback modes. Its key setup time is excellent, and its key agility is good. Rijndael's very low memory requirements make it very well suited for restricted-space environments, in which it also demonstrates excellent performance. Rijndael's operations are among the easiest to defend against power and timing attacks. <text:s/>The AES specifies three key sizes: 128, 192 and 256 bits <text:s/>See &lt;http://csrc.nist.gov/CryptoToolkit/aes/&gt; for more information.</text:p>
          </table:table-cell>
          <table:table-cell table:number-columns-repeated="1022"/>
        </table:table-row>
        <table:table-row table:style-name="ro1">
          <table:table-cell office:value-type="string" calcext:value-type="string">
            <text:p>CRYPTO_AES_586</text:p>
          </table:table-cell>
          <table:table-cell office:value-type="string" calcext:value-type="string">
            <text:p>AES cipher algorithms (FIPS-197). AES uses the Rijndael algorithm. <text:s/>Rijndael appears to be consistently a very good performer in both hardware and software across a wide range of computing environments regardless of its use in feedback or non-feedback modes. Its key setup time is excellent, and its key agility is good. Rijndael's very low memory requirements make it very well suited for restricted-space environments, in which it also demonstrates excellent performance. Rijndael's operations are among the easiest to defend against power and timing attacks. <text:s/>The AES specifies three key sizes: 128, 192 and 256 bits <text:s/>See &lt;http://csrc.nist.gov/encryption/aes/&gt; for more information.</text:p>
          </table:table-cell>
          <table:table-cell table:number-columns-repeated="1022"/>
        </table:table-row>
        <table:table-row table:style-name="ro1">
          <table:table-cell office:value-type="string" calcext:value-type="string">
            <text:p>CRYPTO_AES_X86_64</text:p>
          </table:table-cell>
          <table:table-cell office:value-type="string" calcext:value-type="string">
            <text:p>AES cipher algorithms (FIPS-197). AES uses the Rijndael algorithm. <text:s/>Rijndael appears to be consistently a very good performer in both hardware and software across a wide range of computing environments regardless of its use in feedback or non-feedback modes. Its key setup time is excellent, and its key agility is good. Rijndael's very low memory requirements make it very well suited for restricted-space environments, in which it also demonstrates excellent performance. Rijndael's operations are among the easiest to defend against power and timing attacks. <text:s/>The AES specifies three key sizes: 128, 192 and 256 bits <text:s/>See &lt;http://csrc.nist.gov/encryption/aes/&gt; for more information.</text:p>
          </table:table-cell>
          <table:table-cell table:number-columns-repeated="1022"/>
        </table:table-row>
        <table:table-row table:style-name="ro1">
          <table:table-cell office:value-type="string" calcext:value-type="string">
            <text:p>CRYPTO_AES_NI_INTEL</text:p>
          </table:table-cell>
          <table:table-cell office:value-type="string" calcext:value-type="string">
            <text:p>Use Intel AES-NI instructions for AES algorithm. <text:s/>AES cipher algorithms (FIPS-197). AES uses the Rijndael algorithm. <text:s/>Rijndael appears to be consistently a very good performer in both hardware and software across a wide range of computing environments regardless of its use in feedback or non-feedback modes. Its key setup time is excellent, and its key agility is good. Rijndael's very low memory requirements make it very well suited for restricted-space environments, in which it also demonstrates excellent performance. Rijndael's operations are among the easiest to defend against power and timing attacks. <text:s/>The AES specifies three key sizes: 128, 192 and 256 bits <text:s/>See &lt;http://csrc.nist.gov/encryption/aes/&gt; for more information. <text:s/>In addition to AES cipher algorithm support, the acceleration for some popular block cipher mode is supported too, including ECB, CBC, LRW, PCBC, XTS. The 64 bit version has additional acceleration for CTR.</text:p>
          </table:table-cell>
          <table:table-cell table:number-columns-repeated="1022"/>
        </table:table-row>
        <table:table-row table:style-name="ro1">
          <table:table-cell office:value-type="string" calcext:value-type="string">
            <text:p>CRYPTO_AES_SPARC64</text:p>
          </table:table-cell>
          <table:table-cell office:value-type="string" calcext:value-type="string">
            <text:p>Use SPARC64 crypto opcodes for AES algorithm. <text:s/>AES cipher algorithms (FIPS-197). AES uses the Rijndael algorithm. <text:s/>Rijndael appears to be consistently a very good performer in both hardware and software across a wide range of computing environments regardless of its use in feedback or non-feedback modes. Its key setup time is excellent, and its key agility is good. Rijndael's very low memory requirements make it very well suited for restricted-space environments, in which it also demonstrates excellent performance. Rijndael's operations are among the easiest to defend against power and timing attacks. <text:s/>The AES specifies three key sizes: 128, 192 and 256 bits <text:s/>See &lt;http://csrc.nist.gov/encryption/aes/&gt; for more information. <text:s/>In addition to AES cipher algorithm support, the acceleration for some popular block cipher mode is supported too, including ECB and CBC.</text:p>
          </table:table-cell>
          <table:table-cell table:number-columns-repeated="1022"/>
        </table:table-row>
        <table:table-row table:style-name="ro1">
          <table:table-cell table:style-name="ce2" office:value-type="string" calcext:value-type="string">
            <text:p>SYSTEM_EXTRA_CERTIFICATE</text:p>
          </table:table-cell>
          <table:table-cell table:style-name="ce2" office:value-type="string" calcext:value-type="string">
            <text:p>If set, space for an extra certificate will be reserved in the kernel image. This allows introducing a trusted certificate to the default system keyring without recompiling the kernel.</text:p>
          </table:table-cell>
          <table:table-cell table:style-name="ce2" table:number-columns-repeated="1022"/>
        </table:table-row>
        <table:table-row table:style-name="ro1">
          <table:table-cell office:value-type="string" calcext:value-type="string">
            <text:p>WARN_DYNAMIC_STACK</text:p>
          </table:table-cell>
          <table:table-cell office:value-type="string" calcext:value-type="string">
            <text:p>This option enables the compiler option -mwarn-dynamicstack. If the compiler supports this options generates warnings for functions that dynamically allocate stack space using alloca. <text:s/>Say N if you are unsure.</text:p>
          </table:table-cell>
          <table:table-cell table:number-columns-repeated="1022"/>
        </table:table-row>
        <table:table-row table:style-name="ro1">
          <table:table-cell office:value-type="string" calcext:value-type="string">
            <text:p>SECCOMP</text:p>
          </table:table-cell>
          <table:table-cell office:value-type="string" calcext:value-type="string">
            <text:p>This kernel feature is useful for number crunching applications that may need to compute untrusted bytecode during their execution. By using pipes or other transports made available to the process as file descriptors supporting the read/write syscalls, it's possible to isolate those applications in their own address space using seccomp. Once seccomp is enabled via prctl(PR_SET_SECCOMP), it cannot be disabled and the task is only allowed to execute a few safe syscalls defined by each seccomp mode.</text:p>
          </table:table-cell>
          <table:table-cell table:number-columns-repeated="1022"/>
        </table:table-row>
        <table:table-row table:style-name="ro1">
          <table:table-cell office:value-type="string" calcext:value-type="string">
            <text:p>IO_DELAY_UDELAY</text:p>
          </table:table-cell>
          <table:table-cell office:value-type="string" calcext:value-type="string">
            <text:p>Use udelay(2) as the IO delay method. This provides the delay while not having any side-effect on the IO port space.</text:p>
          </table:table-cell>
          <table:table-cell table:number-columns-repeated="1022"/>
        </table:table-row>
        <table:table-row table:style-name="ro1">
          <table:table-cell office:value-type="string" calcext:value-type="string">
            <text:p>ZONE_DMA</text:p>
          </table:table-cell>
          <table:table-cell office:value-type="string" calcext:value-type="string">
            <text:p>DMA memory allocation support allows devices with less than 32-bit addressing to allocate within the first 16MB of address space. Disable if no such devices will be used. <text:s/>If unsure, say Y.</text:p>
          </table:table-cell>
          <table:table-cell table:number-columns-repeated="1022"/>
        </table:table-row>
        <table:table-row table:style-name="ro1">
          <table:table-cell table:style-name="ce2" office:value-type="string" calcext:value-type="string">
            <text:p>X86_FEATURE_NAMES</text:p>
          </table:table-cell>
          <table:table-cell table:style-name="ce2" office:value-type="string" calcext:value-type="string">
            <text:p>This option compiles in a table of x86 feature bits and corresponding names. <text:s/>This is required to support /proc/cpuinfo and a few kernel messages. <text:s/>You can disable this to save space, at the expense of making those few kernel messages show numeric feature bits instead. <text:s/>If in doubt, say Y.</text:p>
          </table:table-cell>
          <table:table-cell table:style-name="ce2" table:number-columns-repeated="1022"/>
        </table:table-row>
        <table:table-row table:style-name="ro1">
          <table:table-cell table:style-name="ce2" office:value-type="string" calcext:value-type="string">
            <text:p>X86_FAST_FEATURE_TESTS</text:p>
          </table:table-cell>
          <table:table-cell table:style-name="ce2" office:value-type="string" calcext:value-type="string">
            <text:p>Some fast-paths in the kernel depend on the capabilities of the CPU. Say Y here for the kernel to patch in the appropriate code at runtime based on the capabilities of the CPU. The infrastructure for patching code at runtime takes up some additional space. space-constrained embedded systems may wish to say N here to produce smaller, slightly slower code.</text:p>
          </table:table-cell>
          <table:table-cell table:style-name="ce2" table:number-columns-repeated="1022"/>
        </table:table-row>
        <table:table-row table:style-name="ro1">
          <table:table-cell office:value-type="string" calcext:value-type="string">
            <text:p>SWIOTLB</text:p>
          </table:table-cell>
          <table:table-cell office:value-type="string" calcext:value-type="string">
            <text:p>Support for IO bounce buffering for systems without an IOMMU. This allows us to DMA to the full physical address space on platforms where the size of a physical address is larger than the bus address. <text:s/>Not all platforms support this.</text:p>
          </table:table-cell>
          <table:table-cell table:number-columns-repeated="1022"/>
        </table:table-row>
        <table:table-row table:style-name="ro1">
          <table:table-cell office:value-type="string" calcext:value-type="string">
            <text:p>NOHIGHMEM</text:p>
          </table:table-cell>
          <table:table-cell office:value-type="string" calcext:value-type="string">
            <text:p>Linux can use up to 64 Gigabytes of physical memory on x86 systems. However, the address space of 32-bit x86 processors is only 4 Gigabytes large. That means that, if you have a large amount of physical memory, not all of it can be permanently mapped by the kernel. The physical memory that's not permanently mapped is called high memory. <text:s/>If you are compiling a kernel which will never run on a machine with more than 1 Gigabyte total physical RAM, answer off here (default choice and suitable for most users). This will result in a 3GB/1GB split: 3GB are mapped so that each process sees a 3GB virtual memory space and the remaining part of the 4GB virtual memory space is used by the kernel to permanently map as much physical memory as possible. <text:s/>If the machine has between 1 and 4 Gigabytes physical RAM, then answer 4GB here. <text:s/>If more than 4 Gigabytes is used then answer 64GB here. This selection turns Intel PAE (Physical Address Extension) mode on. PAE implements 3-level paging on IA32 processors. PAE is fully supported by Linux, PAE mode is implemented on all recent Intel processors (Pentium Pro and better). NOTE: If you say 64GB here, then the kernel will not boot on CPUs that don't support PAE! <text:s/>The actual amount of total physical memory will either be auto detected or can be forced by using a kernel command line option such as mem=256M. (Try man bootparam or see the documentation of your boot loader (lilo or loadlin) about how to pass options to the kernel at boot time.) <text:s/>If unsure, say off.</text:p>
          </table:table-cell>
          <table:table-cell table:number-columns-repeated="1022"/>
        </table:table-row>
        <table:table-row table:style-name="ro1">
          <table:table-cell office:value-type="string" calcext:value-type="string">
            <text:p>X86_PAE</text:p>
          </table:table-cell>
          <table:table-cell office:value-type="string" calcext:value-type="string">
            <text:p>PAE is required for NX support, and furthermore enables larger swapspace support for non-overcommit purposes. It has the cost of more pagetable lookup overhead, and also consumes more pagetable space per process.</text:p>
          </table:table-cell>
          <table:table-cell table:number-columns-repeated="1022"/>
        </table:table-row>
        <table:table-row table:style-name="ro1">
          <table:table-cell office:value-type="string" calcext:value-type="string">
            <text:p>STATIC_LINK</text:p>
          </table:table-cell>
          <table:table-cell office:value-type="string" calcext:value-type="string">
            <text:p>This option gives you the ability to force a static link of UML. Normally, UML is linked as a shared binary. <text:s/>This is inconvenient for use in a chroot jail. <text:s/>So, if you intend to run UML inside a chroot, you probably want to say Y here. Additionally, this option enables using higher memory spaces (up to 2.75G) for UML.</text:p>
          </table:table-cell>
          <table:table-cell table:number-columns-repeated="1022"/>
        </table:table-row>
        <table:table-row table:style-name="ro1">
          <table:table-cell office:value-type="string" calcext:value-type="string">
            <text:p>EXTRA_TARGETS</text:p>
          </table:table-cell>
          <table:table-cell office:value-type="string" calcext:value-type="string">
            <text:p>List additional targets to be built by the bootwrapper here (separated by spaces). <text:s/>This is useful for targets that depend of device tree files in the .dts directory. <text:s/>Targets in this list will be build as part of the default build target, or when the user does a 'make zImage' or a 'make zImage.initrd'. <text:s/>If unsure, leave blank</text:p>
          </table:table-cell>
          <table:table-cell table:number-columns-repeated="1022"/>
        </table:table-row>
        <table:table-row table:style-name="ro1">
          <table:table-cell office:value-type="string" calcext:value-type="string">
            <text:p>TASK_SIZE_BOOL</text:p>
          </table:table-cell>
          <table:table-cell office:value-type="string" calcext:value-type="string">
            <text:p>This option allows you to set the amount of virtual address space allocated to user tasks. <text:s/>This can be useful in optimizing the virtual memory layout of the system. <text:s/>Say N here unless you know what you are doing.</text:p>
          </table:table-cell>
          <table:table-cell table:number-columns-repeated="1022"/>
        </table:table-row>
        <table:table-row table:style-name="ro1">
          <table:table-cell office:value-type="string" calcext:value-type="string">
            <text:p>HIGHMEM</text:p>
          </table:table-cell>
          <table:table-cell office:value-type="string" calcext:value-type="string">
            <text:p>The address space of ARM processors is only 4 Gigabytes large and it has to accommodate user address space, kernel address space as well as some memory mapped IO. That means that, if you have a large amount of physical memory and/or IO, not all of the memory can be permanently mapped by the kernel. The physical memory that is not permanently mapped is called high memory. <text:s/>Depending on the selected kernel/user memory split, minimum vmalloc space and actual amount of RAM, you may not need this option which should result in a slightly faster kernel. <text:s/>If unsure, say n.</text:p>
          </table:table-cell>
          <table:table-cell table:number-columns-repeated="1022"/>
        </table:table-row>
        <table:table-row table:style-name="ro1">
          <table:table-cell office:value-type="string" calcext:value-type="string">
            <text:p>STACK_DEBUG</text:p>
          </table:table-cell>
          <table:table-cell office:value-type="string" calcext:value-type="string">
            <text:p>This option will cause messages to be printed if free stack space drops below a certain limit. Saying Y here will add overhead to every function call and will therefore incur a major performance hit. Most users should say N.</text:p>
          </table:table-cell>
          <table:table-cell table:number-columns-repeated="1022"/>
        </table:table-row>
        <table:table-row table:style-name="ro1">
          <table:table-cell office:value-type="string" calcext:value-type="string">
            <text:p>MMU</text:p>
          </table:table-cell>
          <table:table-cell office:value-type="string" calcext:value-type="string">
            <text:p>Select if you want MMU-based virtualised addressing space support by paged memory management. If unsure, say 'Y'.</text:p>
          </table:table-cell>
          <table:table-cell table:number-columns-repeated="1022"/>
        </table:table-row>
        <table:table-row table:style-name="ro1">
          <table:table-cell office:value-type="string" calcext:value-type="string">
            <text:p>VSYSCALL</text:p>
          </table:table-cell>
          <table:table-cell office:value-type="string" calcext:value-type="string">
            <text:p>This will enable support for the kernel mapping a vDSO page in process space, and subsequently handing down the entry point to the libc through the ELF auxiliary vector. <text:s/>From the kernel side this is used for the signal trampoline. For systems with an MMU that can afford to give up a page, (the default value) say Y.</text:p>
          </table:table-cell>
          <table:table-cell table:number-columns-repeated="1022"/>
        </table:table-row>
        <table:table-row table:style-name="ro1">
          <table:table-cell office:value-type="string" calcext:value-type="string">
            <text:p>ARC_CPU_770</text:p>
          </table:table-cell>
          <table:table-cell office:value-type="string" calcext:value-type="string">
            <text:p>Support for ARC770 core introduced with Rel 4.10 (Summer 2011) This core has a bunch of cool new features: -MMU-v3: Variable Page Sz (4k, 8k, 16k), bigger J-TLB (128x4) <text:s text:c="9"/>Shared Address Spaces (for sharing TLB entires in MMU) -Caches: New Prog Model, Region Flush -Insns: endian swap, load-locked/store-conditional, time-stamp-ctr</text:p>
          </table:table-cell>
          <table:table-cell table:number-columns-repeated="1022"/>
        </table:table-row>
        <table:table-row table:style-name="ro1">
          <table:table-cell office:value-type="string" calcext:value-type="string">
            <text:p>ARC_MMU_V3</text:p>
          </table:table-cell>
          <table:table-cell office:value-type="string" calcext:value-type="string">
            <text:p>Introduced with ARC700 4.10: New Features Variable Page size (1k-16k), var JTLB size 128 x (2 or 4) Shared Address Spaces (SASID)</text:p>
          </table:table-cell>
          <table:table-cell table:number-columns-repeated="1022"/>
        </table:table-row>
        <table:table-row table:style-name="ro1">
          <table:table-cell office:value-type="string" calcext:value-type="string">
            <text:p>LINUX_LINK_BASE</text:p>
          </table:table-cell>
          <table:table-cell office:value-type="string" calcext:value-type="string">
            <text:p>ARC700 divides the 32 bit phy address space into two equal halves -Lower 2G (0 - 0x7FFF_FFFF ) is user virtual, translated by MMU -Upper 2G (0x8000_0000 onwards) is untranslated, for kernel Typically Linux kernel is linked at the start of untransalted addr, hence the default value of 0x8zs. However some customers have peripherals mapped at this addr, so Linux needs to be scooted a bit. If you don't know what the above means, leave this setting alone. This needs to match memory start address specified in Device Tree</text:p>
          </table:table-cell>
          <table:table-cell table:number-columns-repeated="1022"/>
        </table:table-row>
        <table:table-row table:style-name="ro1">
          <table:table-cell office:value-type="string" calcext:value-type="string">
            <text:p>ARC_KVADDR_SIZE</text:p>
          </table:table-cell>
          <table:table-cell office:value-type="string" calcext:value-type="string">
            <text:p>The kernel address space is carved out of 256MB of translated address space for catering to vmalloc, modules, pkmap, fixmap. This however may not suffice vmalloc requirements of a 4K CPU EZChip system. So allow this to be stretched to 512 MB (by extending into the reserved kernel-user gutter)</text:p>
          </table:table-cell>
          <table:table-cell table:number-columns-repeated="1022"/>
        </table:table-row>
        <table:table-row table:style-name="ro1">
          <table:table-cell office:value-type="string" calcext:value-type="string">
            <text:p>ARCH_DISCONTIGMEM_ENABLE</text:p>
          </table:table-cell>
          <table:table-cell office:value-type="string" calcext:value-type="string">
            <text:p>Say Y to support efficient handling of discontiguous physical memory, for architectures which are either NUMA (Non-Uniform Memory Access) or have huge holes in the physical address space for other reasons. See &lt;file:Documentation/vm/numa&gt; for more.</text:p>
          </table:table-cell>
          <table:table-cell table:number-columns-repeated="1022"/>
        </table:table-row>
        <table:table-row table:style-name="ro1">
          <table:table-cell office:value-type="string" calcext:value-type="string">
            <text:p>TILE_PCI_IO</text:p>
          </table:table-cell>
          <table:table-cell office:value-type="string" calcext:value-type="string">
            <text:p>Enable PCI I/O space support on TILEGx. Since the PCI I/O space is used by few modern PCIe endpoint devices, its support is disabled by default to save the TRIO PIO Region resource for other purposes.</text:p>
          </table:table-cell>
          <table:table-cell table:number-columns-repeated="1022"/>
        </table:table-row>
        <table:table-row table:style-name="ro1">
          <table:table-cell office:value-type="string" calcext:value-type="string">
            <text:p>UBOOT_LOAD_ADDR</text:p>
          </table:table-cell>
          <table:table-cell office:value-type="string" calcext:value-type="string">
            <text:p>U-Boot kernel load address, the address in physical address space where u-boot will place the Linux kernel before booting it. This address is normally the base address of main memory + 0x4000.</text:p>
          </table:table-cell>
          <table:table-cell table:number-columns-repeated="1022"/>
        </table:table-row>
        <table:table-row table:style-name="ro1">
          <table:table-cell office:value-type="string" calcext:value-type="string">
            <text:p>MIPS_VPE_LOADER_TOM</text:p>
          </table:table-cell>
          <table:table-cell office:value-type="string" calcext:value-type="string">
            <text:p>The loader can use memory that is present but has been hidden from Linux using the kernel command line option mem=xxMB. It's up to you to ensure the amount you put in the option and the space your program requires is less or equal to the amount physically present.</text:p>
          </table:table-cell>
          <table:table-cell table:number-columns-repeated="1022"/>
        </table:table-row>
        <table:table-row table:style-name="ro1">
          <table:table-cell office:value-type="string" calcext:value-type="string">
            <text:p>RELOCATION_TABLE_SIZE</text:p>
          </table:table-cell>
          <table:table-cell office:value-type="string" calcext:value-type="string">
            <text:p>A table of relocation data will be appended to the kernel binary and parsed at boot to fix up the relocated kernel. <text:s/>This option allows the amount of space reserved for the table to be adjusted, although the default of 1Mb should be ok in most cases. <text:s/>The build will fail and a valid size suggested if this is too small. <text:s/>If unsure, leave at the default value.</text:p>
          </table:table-cell>
          <table:table-cell table:number-columns-repeated="1022"/>
        </table:table-row>
        <table:table-row table:style-name="ro1">
          <table:table-cell office:value-type="string" calcext:value-type="string">
            <text:p>ARM_DMA_IOMMU_ALIGNMENT</text:p>
          </table:table-cell>
          <table:table-cell office:value-type="string" calcext:value-type="string">
            <text:p>DMA mapping framework by default aligns all buffers to the smallest PAGE_SIZE order which is greater than or equal to the requested buffer size. This works well for buffers up to a few hundreds kilobytes, but for larger buffers it just a waste of address space. Drivers which has relatively small addressing window (like 64Mib) might run out of virtual space with just a few allocations. <text:s/>With this parameter you can specify the maximum PAGE_SIZE order for DMA IOMMU buffers. Larger buffers will be aligned only to this specified order. The order is expressed as a power of two multiplied by the PAGE_SIZE.</text:p>
          </table:table-cell>
          <table:table-cell table:number-columns-repeated="1022"/>
        </table:table-row>
        <table:table-row table:style-name="ro1">
          <table:table-cell office:value-type="string" calcext:value-type="string">
            <text:p>IXP4XX_INDIRECT_PCI</text:p>
          </table:table-cell>
          <table:table-cell office:value-type="string" calcext:value-type="string">
            <text:p>IXP4xx provides two methods of accessing PCI memory space: <text:s/>1) A direct mapped window from 0x48000000 to 0x4BFFFFFF (64MB). <text:s text:c="3"/>To access PCI via this space, we simply ioremap() the BAR <text:s text:c="3"/>into the kernel and we can use the standard read[bwl]/write[bwl] <text:s text:c="3"/>macros. This is the preferred method due to speed but it <text:s text:c="3"/>limits the system to just 64MB of PCI memory. This can be <text:s text:c="3"/>problematic if using video cards and other memory-heavy devices. <text:s/>2) If &gt; 64MB of memory space is required, the IXP4xx can be <text:s text:c="3"/>configured to use indirect registers to access the whole PCI <text:s text:c="3"/>memory space. This currently allows for up to 1 GB (0x10000000 <text:s text:c="3"/>to 0x4FFFFFFF) of memory on the bus. The disadvantage of this <text:s text:c="3"/>is that every PCI access requires three local register accesses <text:s text:c="3"/>plus a spinlock, but in some cases the performance hit is <text:s text:c="3"/>acceptable. In addition, you cannot mmap() PCI devices in this <text:s text:c="3"/>case due to the indirect nature of the PCI window. <text:s/>By default, the direct method is used. Choose this option if you need to use the indirect method instead. If you don't know what you need, leave this option unselected.</text:p>
          </table:table-cell>
          <table:table-cell table:number-columns-repeated="1022"/>
        </table:table-row>
        <table:table-row table:style-name="ro1">
          <table:table-cell office:value-type="string" calcext:value-type="string">
            <text:p>S3C_GPIO_SPACE</text:p>
          </table:table-cell>
          <table:table-cell office:value-type="string" calcext:value-type="string">
            <text:p>Add a number of spare GPIO entries between each bank for debugging purposes. This allows any problems where an counter overflows from one bank to another to be caught, at the expense of using a little more memory.</text:p>
          </table:table-cell>
          <table:table-cell table:number-columns-repeated="1022"/>
        </table:table-row>
        <table:table-row table:style-name="ro1">
          <table:table-cell office:value-type="string" calcext:value-type="string">
            <text:p>VDSO</text:p>
          </table:table-cell>
          <table:table-cell office:value-type="string" calcext:value-type="string">
            <text:p>Place in the process address space an ELF shared object providing fast implementations of gettimeofday and clock_gettime. <text:s/>Systems that implement the ARM architected timer will receive maximum benefit. <text:s/>You must have glibc 2.22 or later for programs to seamlessly take advantage of this.</text:p>
          </table:table-cell>
          <table:table-cell table:number-columns-repeated="1022"/>
        </table:table-row>
        <table:table-row table:style-name="ro1">
          <table:table-cell office:value-type="string" calcext:value-type="string">
            <text:p>DEBUG_ALIGN_RODATA</text:p>
          </table:table-cell>
          <table:table-cell office:value-type="string" calcext:value-type="string">
            <text:p>If this option is enabled, sections that may potentially be marked as read only or non-executable will be aligned up to the section size of the kernel. This prevents sections from being split into pages and avoids a potential TLB penalty. The downside is an increase in alignment and potentially wasted space. Turn on this option if performance is more important than memory pressure. <text:s/>If in doubt, say N.</text:p>
          </table:table-cell>
          <table:table-cell table:number-columns-repeated="1022"/>
        </table:table-row>
        <table:table-row table:style-name="ro1">
          <table:table-cell table:style-name="ce2" office:value-type="string" calcext:value-type="string">
            <text:p>SMP_ON_UP</text:p>
          </table:table-cell>
          <table:table-cell table:style-name="ce2" office:value-type="string" calcext:value-type="string">
            <text:p>SMP kernels contain instructions which fail on non-SMP processors. Enabling this option allows the kernel to modify itself to make these instructions safe. <text:s/>Disabling it allows about 1K of space savings. <text:s/>If you don't know what to do here, say Y.</text:p>
          </table:table-cell>
          <table:table-cell table:style-name="ce2" table:number-columns-repeated="1022"/>
        </table:table-row>
        <table:table-row table:style-name="ro1">
          <table:table-cell office:value-type="string" calcext:value-type="string">
            <text:p>UACCESS_WITH_MEMCPY</text:p>
          </table:table-cell>
          <table:table-cell office:value-type="string" calcext:value-type="string">
            <text:p>Implement faster copy_to_user and clear_user methods for CPU cores where a 8-word STM instruction give significantly higher memory write throughput than a sequence of individual 32bit stores. <text:s/>A possible side effect is a slight increase in scheduling latency between threads sharing the same address space if they invoke such copy operations with large buffers. <text:s/>However, if the CPU data cache is using a write-allocate mode, this option is unlikely to provide any performance gain.</text:p>
          </table:table-cell>
          <table:table-cell table:number-columns-repeated="1022"/>
        </table:table-row>
        <table:table-row table:style-name="ro1">
          <table:table-cell table:style-name="ce2" office:value-type="string" calcext:value-type="string">
            <text:p>XIP_KERNEL</text:p>
          </table:table-cell>
          <table:table-cell table:style-name="ce2" office:value-type="string" calcext:value-type="string">
            <text:p>Execute-In-Place allows the kernel to run from non-volatile storage directly addressable by the CPU, such as NOR flash. This saves RAM space since the text section of the kernel is not loaded from flash to RAM. <text:s/>Read-write sections, such as the data section and stack, are still copied to RAM. <text:s/>The XIP kernel is not compressed since it has to run directly from flash, so it will take more space to store it. <text:s/>The flash address used to link the kernel object files, and for storing it, is configuration dependent. Therefore, if you say Y here, you must know the proper physical address where to store the kernel image depending on your own flash memory usage. <text:s/>Also note that the make target becomes make xipImage rather than make zImage or make Image. <text:s/>The final kernel binary to put in ROM memory will be arch/arm/boot/xipImage. <text:s/>If unsure, say N.</text:p>
          </table:table-cell>
          <table:table-cell table:style-name="ce2" table:number-columns-repeated="1022"/>
        </table:table-row>
        <table:table-row table:style-name="ro1">
          <table:table-cell office:value-type="string" calcext:value-type="string">
            <text:p>RAMBASE</text:p>
          </table:table-cell>
          <table:table-cell office:value-type="string" calcext:value-type="string">
            <text:p>Define the address that RAM starts at. On many platforms this is 0, the base of the address space. And this is the default. Some platforms choose to setup their RAM at other addresses within the processor address space.</text:p>
          </table:table-cell>
          <table:table-cell table:number-columns-repeated="1022"/>
        </table:table-row>
        <table:table-row table:style-name="ro1">
          <table:table-cell office:value-type="string" calcext:value-type="string">
            <text:p>ALPHA_LARGE_VMALLOC</text:p>
          </table:table-cell>
          <table:table-cell office:value-type="string" calcext:value-type="string">
            <text:p>Process creation and other aspects of virtual memory management can be streamlined if we restrict the kernel to one PGD for all vmalloc allocations. <text:s/>This equates to about 8GB. <text:s/>Under normal circumstances, this is so far and above what is needed as to be laughable. <text:s/>However, there are certain applications (such as benchmark-grade in-kernel web serving) that can make use of as much vmalloc space as is available. <text:s/>Say N unless you know you need gobs and gobs of vmalloc space.</text:p>
          </table:table-cell>
          <table:table-cell table:number-columns-repeated="1022"/>
        </table:table-row>
        <table:table-row table:style-name="ro1">
          <table:table-cell office:value-type="string" calcext:value-type="string">
            <text:p>DEBUG_BFIN_NO_KERN_HWTRACE</text:p>
          </table:table-cell>
          <table:table-cell office:value-type="string" calcext:value-type="string">
            <text:p>The CPLB error handler contains a lot of flow changes which can quickly fill up the hardware trace buffer. <text:s/>When debugging crashes, the hardware trace may indicate that the problem lies in kernel space when in reality an application is buggy. <text:s/>Say Y here to disable hardware tracing in some known jumpy pieces of code so that the trace buffer will extend further back.</text:p>
          </table:table-cell>
          <table:table-cell table:number-columns-repeated="1022"/>
        </table:table-row>
        <table:table-row table:style-name="ro1">
          <table:table-cell office:value-type="string" calcext:value-type="string">
            <text:p>BOOT_LOAD</text:p>
          </table:table-cell>
          <table:table-cell office:value-type="string" calcext:value-type="string">
            <text:p>This option allows you to set the load address of the kernel. This can be useful if you are on a board which has a small amount of memory or you wish to reserve some memory at the beginning of the address space. <text:s/>Note that you need to keep this value above 4k (0x1000) as this memory region is used to capture NULL pointer references as well as some core kernel functions.</text:p>
          </table:table-cell>
          <table:table-cell table:number-columns-repeated="1022"/>
        </table:table-row>
        <table:table-row table:style-name="ro1">
          <table:table-cell office:value-type="string" calcext:value-type="string">
            <text:p>BFIN_INS_LOWOVERHEAD</text:p>
          </table:table-cell>
          <table:table-cell office:value-type="string" calcext:value-type="string">
            <text:p>Reads on the Blackfin are speculative. In Blackfin terms, this means they can be interrupted at any time (even after they have been issued on to the external bus), and re-issued after the interrupt occurs. For memory - this is not a big deal, since memory does not change if it sees a read. <text:s/>If a FIFO is sitting on the end of the read, it will see two reads, when the core only sees one since the FIFO receives both the read which is cancelled (and not delivered to the core) and the one which is re-issued (which is delivered to the core). <text:s/>To solve this, interrupts are turned off before reads occur to I/O space. This option controls which the overhead/latency of controlling interrupts during this time <text:s/>n turns interrupts off every read <text:s text:c="6"/>(higher overhead, but lower interrupt latency) <text:s/>y turns interrupts off every loop <text:s text:c="6"/>(low overhead, but longer interrupt latency) <text:s/>default behavior is to leave this set to on (type Y). If you are experiencing interrupt latency issues, it is safe and OK to turn this off.</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17:20:41.5458323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8T17:23:37.600986849</dc:date>
    <meta:editing-duration>PT12M18S</meta:editing-duration>
    <meta:editing-cycles>25</meta:editing-cycles>
    <meta:generator>LibreOffice/6.2.3.2$Linux_X86_64 LibreOffice_project/20$Build-2</meta:generator>
    <meta:document-statistic meta:table-count="1" meta:cell-count="256" meta:object-count="0"/>
  </office:meta>
</office:document-meta>
</file>